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riaDBSequenceMaxValueIncrementer.getSequence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iaDBSequenceMaxValueIncrementer.MariaDBSequenceMaxValueIncreme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ariaDBSequenceMaxValueIncrementer.MariaDBSequenceMaxValueIncrementer( DataSource dataSource , String increment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